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2c806" officeooo:paragraph-rsid="0012c806" style:font-size-asian="14pt" style:font-size-complex="14pt"/>
    </style:style>
    <style:style style:name="P2" style:family="paragraph" style:parent-style-name="Standard">
      <style:paragraph-properties fo:text-align="center" style:justify-single-word="false"/>
      <style:text-properties fo:font-size="18pt" fo:font-weight="bold" officeooo:rsid="0012c806" officeooo:paragraph-rsid="0012c806" style:font-size-asian="18pt" style:font-weight-asian="bold" style:font-size-complex="18pt"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font-size="18pt" fo:font-weight="bold" officeooo:paragraph-rsid="0012c806" style:font-size-asian="18pt" style:font-weight-asian="bold" style:font-size-complex="18pt" style:font-weight-complex="bold"/>
    </style:style>
    <style:style style:name="P4" style:family="paragraph" style:parent-style-name="Standard">
      <style:paragraph-properties fo:margin-top="0cm" fo:margin-bottom="0cm" loext:contextual-spacing="false" fo:line-height="100%"/>
      <style:text-properties fo:font-size="18pt" fo:font-weight="bold" officeooo:paragraph-rsid="0012c806" style:font-size-asian="18pt" style:font-weight-asian="bold" style:font-size-complex="18pt"/>
    </style:style>
    <style:style style:name="P5" style:family="paragraph" style:parent-style-name="Standard">
      <style:paragraph-properties fo:margin-top="0cm" fo:margin-bottom="0cm" loext:contextual-spacing="false" fo:line-height="100%"/>
      <style:text-properties fo:font-size="18pt" officeooo:paragraph-rsid="0012c806" style:font-size-asian="18pt" style:font-size-complex="18pt"/>
    </style:style>
    <style:style style:name="P6" style:family="paragraph" style:parent-style-name="Standard">
      <style:paragraph-properties fo:margin-top="0cm" fo:margin-bottom="0cm" loext:contextual-spacing="false" fo:line-height="100%"/>
      <style:text-properties fo:font-size="14pt" fo:font-weight="normal" officeooo:rsid="0001f208" officeooo:paragraph-rsid="0012c806"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8pt" fo:font-weight="bold" officeooo:rsid="0012c806" officeooo:paragraph-rsid="0012c806" style:font-size-asian="18pt" style:font-weight-asian="bold" style:font-size-complex="18pt" style:font-weight-complex="bold"/>
    </style:style>
    <style:style style:name="P8" style:family="paragraph" style:parent-style-name="Standard">
      <style:paragraph-properties fo:margin-top="0cm" fo:margin-bottom="0cm" loext:contextual-spacing="false" fo:line-height="100%"/>
      <style:text-properties fo:font-size="14pt" fo:font-weight="normal" officeooo:rsid="0001f208" officeooo:paragraph-rsid="0012c806" style:font-size-asian="14pt" style:font-weight-asian="normal" style:font-size-complex="14pt" style:font-weight-complex="normal"/>
    </style:style>
    <style:style style:name="P9" style:family="paragraph" style:parent-style-name="Standard">
      <style:paragraph-properties fo:margin-top="0cm" fo:margin-bottom="0cm" loext:contextual-spacing="false" fo:line-height="100%"/>
      <style:text-properties fo:font-size="14pt" fo:font-weight="normal" officeooo:rsid="0001f208" officeooo:paragraph-rsid="0007f060" style:font-size-asian="14pt" style:font-weight-asian="normal" style:font-size-complex="14pt" style:font-weight-complex="normal"/>
    </style:style>
    <style:style style:name="P10" style:family="paragraph" style:parent-style-name="Standard">
      <style:paragraph-properties fo:margin-top="0cm" fo:margin-bottom="0cm" loext:contextual-spacing="false" fo:line-height="100%"/>
      <style:text-properties fo:font-size="14pt" officeooo:rsid="0001f208" officeooo:paragraph-rsid="0012c806" style:font-size-asian="14pt" style:font-size-complex="14pt"/>
    </style:style>
    <style:style style:name="P11" style:family="paragraph" style:parent-style-name="Standard">
      <style:paragraph-properties fo:margin-top="0cm" fo:margin-bottom="0cm" loext:contextual-spacing="false" fo:line-height="100%"/>
      <style:text-properties fo:font-size="14pt" officeooo:rsid="0001f208" officeooo:paragraph-rsid="000826a5" style:font-size-asian="14pt" style:font-size-complex="14pt"/>
    </style:style>
    <style:style style:name="T1" style:family="text">
      <style:text-properties officeooo:rsid="0001f208"/>
    </style:style>
    <style:style style:name="T2" style:family="text">
      <style:text-properties officeooo:rsid="0012c806"/>
    </style:style>
    <style:style style:name="T3" style:family="text">
      <style:text-properties officeooo:rsid="0007f060"/>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SN COLLEGE OF ENGINEERING, KALAVAKKAM</text:p>
      <text:p text:style-name="P2">(An Autonomous Institution, Affiliated to Anna University, Chennai)</text:p>
      <text:p text:style-name="P2">DEPARTMENT OF COMPUTER SCIENCE AND ENGINEERING</text:p>
      <text:p text:style-name="P2">UCS1411 - OPERATING SYSTEMS LAB</text:p>
      <text:p text:style-name="P2">Batch: 2018-22</text:p>
      <text:p text:style-name="P2">Academic Year: 2019-20</text:p>
      <text:p text:style-name="P2">Class: CSE B</text:p>
      <text:p text:style-name="P2">--------------------------------------------------------------------------------</text:p>
      <text:p text:style-name="P2">Lab Exercise – 11 – Threading Applications</text:p>
      <text:p text:style-name="P3"/>
      <text:p text:style-name="P4">REG NO. : 185001083</text:p>
      <text:p text:style-name="P4">NAME : B. LAKSHMI PRIYA</text:p>
      <text:p text:style-name="P4">CLASS : CSE B (SEMESTER <text:span text:style-name="T1">4</text:span>)</text:p>
      <text:p text:style-name="P5"/>
      <text:p text:style-name="P6">1. Write a multithreaded program that calculates various statistical values for a list of numbers. This program will be passed a series of numbers on the command line and will then create three separate worker threads. One thread will determine the average of the numbers, the second will determine the maximum value, and the third will determine the minimum value.</text:p>
      <text:p text:style-name="P6"/>
      <text:p text:style-name="P11"><text:span text:style-name="T4">PROGRAM:</text:span></text:p>
      <text:p text:style-name="P11"><text:span text:style-name="T4">#include&lt;pthread.h&gt; </text:span></text:p>
      <text:p text:style-name="P10"><text:span text:style-name="T4">#include&lt;stdio.h&gt;</text:span></text:p>
      <text:p text:style-name="P10"><text:span text:style-name="T4">#include&lt;string.h&gt;</text:span></text:p>
      <text:p text:style-name="P10"><text:span text:style-name="T4">#include&lt;stdlib.h&gt;</text:span></text:p>
      <text:p text:style-name="P10"><text:span text:style-name="T4"/></text:p>
      <text:p text:style-name="P10"><text:span text:style-name="T4">int arr[20];</text:span></text:p>
      <text:p text:style-name="P10"><text:span text:style-name="T4">int max, min, len;</text:span></text:p>
      <text:p text:style-name="P10"><text:span text:style-name="T4">float avg;</text:span></text:p>
      <text:p text:style-name="P10"><text:span text:style-name="T4"/></text:p>
      <text:p text:style-name="P10"><text:span text:style-name="T4">void *calcAvg(void *param)</text:span></text:p>
      <text:p text:style-name="P10"><text:span text:style-name="T4">{</text:span></text:p>
      <text:p text:style-name="P10"><text:span text:style-name="T4"><text:tab/>avg = 0;</text:span></text:p>
      <text:p text:style-name="P10"><text:span text:style-name="T4"><text:tab/>for(int i = 0; i &lt; len; i++)</text:span></text:p>
      <text:p text:style-name="P10"><text:span text:style-name="T4"><text:tab/><text:tab/>avg += arr[i];</text:span></text:p>
      <text:p text:style-name="P10"><text:span text:style-name="T4"/></text:p>
      <text:p text:style-name="P10"><text:span text:style-name="T4"><text:tab/>avg = avg/len;</text:span></text:p>
      <text:p text:style-name="P10"><text:span text:style-name="T4"><text:tab/>pthread_exit(0); </text:span></text:p>
      <text:p text:style-name="P10"><text:soft-page-break/><text:span text:style-name="T4">} </text:span></text:p>
      <text:p text:style-name="P10"><text:span text:style-name="T4"/></text:p>
      <text:p text:style-name="P10"><text:span text:style-name="T4">void *getMax(void *param)</text:span></text:p>
      <text:p text:style-name="P10"><text:span text:style-name="T4">{ </text:span></text:p>
      <text:p text:style-name="P10"><text:span text:style-name="T4"><text:tab/>max = arr[0];</text:span></text:p>
      <text:p text:style-name="P10"><text:span text:style-name="T4"><text:tab/>for(int i = 1; i &lt; len; i++)</text:span></text:p>
      <text:p text:style-name="P10"><text:span text:style-name="T4"><text:tab/><text:tab/>if(max &lt; arr[i]) </text:span></text:p>
      <text:p text:style-name="P10"><text:span text:style-name="T4"><text:tab/><text:tab/><text:tab/>max = arr[i];</text:span></text:p>
      <text:p text:style-name="P10"><text:span text:style-name="T4"><text:tab/></text:span></text:p>
      <text:p text:style-name="P10"><text:span text:style-name="T4"><text:tab/>pthread_exit(0);</text:span></text:p>
      <text:p text:style-name="P10"><text:span text:style-name="T4">}</text:span></text:p>
      <text:p text:style-name="P10"><text:span text:style-name="T4"/></text:p>
      <text:p text:style-name="P10"><text:span text:style-name="T4">void *getMin(void *param)</text:span></text:p>
      <text:p text:style-name="P10"><text:span text:style-name="T4">{ </text:span></text:p>
      <text:p text:style-name="P10"><text:span text:style-name="T4"><text:tab/>min = arr[0];</text:span></text:p>
      <text:p text:style-name="P10"><text:span text:style-name="T4"><text:tab/>for(int i = 1; i &lt; len; i++)</text:span></text:p>
      <text:p text:style-name="P10"><text:span text:style-name="T4"><text:tab/><text:tab/>if(min &gt; arr[i]) </text:span></text:p>
      <text:p text:style-name="P10"><text:span text:style-name="T4"><text:tab/><text:tab/><text:tab/>min = arr[i];</text:span></text:p>
      <text:p text:style-name="P10"><text:span text:style-name="T4"><text:tab/></text:span></text:p>
      <text:p text:style-name="P10"><text:span text:style-name="T4"><text:tab/>pthread_exit(0);</text:span></text:p>
      <text:p text:style-name="P10"><text:span text:style-name="T4">} </text:span></text:p>
      <text:p text:style-name="P10"><text:span text:style-name="T4"/></text:p>
      <text:p text:style-name="P10"><text:span text:style-name="T4">void main(int argc, char *argv[]) </text:span></text:p>
      <text:p text:style-name="P10"><text:span text:style-name="T4">{ </text:span></text:p>
      <text:p text:style-name="P10"><text:span text:style-name="T4"><text:tab/>pthread_t tid1, tid2, tid3;</text:span></text:p>
      <text:p text:style-name="P10"><text:span text:style-name="T4"><text:tab/>pthread_attr_t attr1, attr2, attr3;</text:span></text:p>
      <text:p text:style-name="P10"><text:span text:style-name="T4"/></text:p>
      <text:p text:style-name="P10"><text:span text:style-name="T4"><text:tab/>if (argc &lt; 2) </text:span></text:p>
      <text:p text:style-name="P10"><text:span text:style-name="T4"><text:tab/>{ </text:span></text:p>
      <text:p text:style-name="P10"><text:span text:style-name="T4"><text:tab/><text:tab/>fprintf(stderr,"\nUsage: Enter list of integer values\n"); </text:span></text:p>
      <text:p text:style-name="P10"><text:span text:style-name="T4"><text:tab/><text:tab/>return; </text:span></text:p>
      <text:p text:style-name="P10"><text:span text:style-name="T4"><text:tab/>}</text:span></text:p>
      <text:p text:style-name="P10"><text:span text:style-name="T4"/></text:p>
      <text:p text:style-name="P10"><text:span text:style-name="T4"><text:tab/>for(int i = 1; i &lt; argc; i++) </text:span></text:p>
      <text:p text:style-name="P10"><text:span text:style-name="T4"><text:tab/><text:tab/>arr[i-1] = atoi(argv[i]);</text:span></text:p>
      <text:p text:style-name="P10"><text:span text:style-name="T4"/></text:p>
      <text:p text:style-name="P10"><text:span text:style-name="T4"><text:tab/>len=argc-1;</text:span></text:p>
      <text:p text:style-name="P10"><text:span text:style-name="T4"/></text:p>
      <text:p text:style-name="P10"><text:span text:style-name="T4"><text:tab/>pthread_attr_init(&amp;attr1);</text:span></text:p>
      <text:p text:style-name="P10"><text:span text:style-name="T4"><text:tab/>pthread_attr_init(&amp;attr2);</text:span></text:p>
      <text:p text:style-name="P10"><text:span text:style-name="T4"><text:tab/>pthread_attr_init(&amp;attr3); </text:span></text:p>
      <text:p text:style-name="P10"><text:span text:style-name="T4"/></text:p>
      <text:p text:style-name="P10"><text:span text:style-name="T4"><text:tab/>pthread_create(&amp;tid3, &amp;attr1, calcAvg, arr);</text:span></text:p>
      <text:p text:style-name="P10"><text:span text:style-name="T4"><text:tab/>pthread_create(&amp;tid1, &amp;attr2, getMax, arr);</text:span></text:p>
      <text:p text:style-name="P10"><text:span text:style-name="T4"><text:tab/>pthread_create(&amp;tid2, &amp;attr3, getMin, arr);</text:span></text:p>
      <text:p text:style-name="P10"><text:soft-page-break/><text:span text:style-name="T4"/></text:p>
      <text:p text:style-name="P10"><text:span text:style-name="T4"><text:tab/>pthread_join(tid1,NULL);</text:span></text:p>
      <text:p text:style-name="P10"><text:span text:style-name="T4"><text:tab/>pthread_join(tid2,NULL);</text:span></text:p>
      <text:p text:style-name="P10"><text:span text:style-name="T4"><text:tab/>pthread_join(tid3,NULL); </text:span></text:p>
      <text:p text:style-name="P10"><text:span text:style-name="T4"/></text:p>
      <text:p text:style-name="P10"><text:span text:style-name="T4"><text:tab/>printf("\nThe average value is %f", avg);</text:span></text:p>
      <text:p text:style-name="P10"><text:span text:style-name="T4"><text:tab/>printf("\nThe maximum value is %d", max);</text:span></text:p>
      <text:p text:style-name="P10"><text:span text:style-name="T4"><text:tab/>printf("\nThe minimum value is %d", min);</text:span></text:p>
      <text:p text:style-name="P10"><text:span text:style-name="T4"><text:tab/>printf("\n");</text:span></text:p>
      <text:p text:style-name="P10"><text:span text:style-name="T4">} </text:span></text:p>
      <text:p text:style-name="Standard"/>
      <text:p text:style-name="Standard"/>
      <text:p text:style-name="Standard"/>
      <text:p text:style-name="P9"><text:span text:style-name="T3">OUTPUT:</text:span></text:p>
      <text:p text:style-name="P9">(base) lakshmi@LakshmiPriya:~/OS/LakshmiPriya-OS-EX11$ gcc threads.c -o threads -pthread</text:p>
      <text:p text:style-name="P9">(base) lakshmi@LakshmiPriya:~/OS/LakshmiPriya-OS-EX11$ ./threads 4 3 2 1 9 3 0</text:p>
      <text:p text:style-name="P9"/>
      <text:p text:style-name="P9">The average value is 3.142857</text:p>
      <text:p text:style-name="P9">The maximum value is 9</text:p>
      <text:p text:style-name="P9">The minimum value is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8:55:22.366157754</meta:creation-date>
    <dc:date>2020-04-11T19:02:53.622798031</dc:date>
    <meta:editing-duration>PT7M31S</meta:editing-duration>
    <meta:editing-cycles>2</meta:editing-cycles>
    <meta:generator>LibreOffice/6.0.7.3$Linux_X86_64 LibreOffice_project/00m0$Build-3</meta:generator>
    <meta:document-statistic meta:table-count="0" meta:image-count="0" meta:object-count="0" meta:page-count="3" meta:paragraph-count="79" meta:word-count="305" meta:character-count="2211" meta:non-whitespace-character-count="1913"/>
  </office:meta>
</office:document-meta>
</file>